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499cm" svg:height="0.758cm" svg:x="3.728cm" svg:y="2.128cm">
          <draw:text-box>
            <text:p text:style-name="P1"><text:span text:style-name="T1">как бы упраздняет</text:span></text:p>
          </draw:text-box>
        </draw:frame>
        <draw:frame draw:style-name="gr1" draw:text-style-name="P4" draw:layer="layout" svg:width="12.724cm" svg:height="1.418cm" svg:x="1.2cm" svg:y="0.242cm">
          <draw:text-box>
            <text:p text:style-name="P3"><text:span text:style-name="T2">Приговор Хамовнического суда пока что как бы упраздняет правовое измерение </text:span></text:p>
            <text:p text:style-name="P3"><text:span text:style-name="T2">в российском государстве, и никакие рассуждения в терминах права уже не </text:span></text:p>
            <text:p text:style-name="P3"><text:span text:style-name="T2">имеют смысла. </text:span></text:p>
          </draw:text-box>
        </draw:frame>
        <draw:frame draw:style-name="gr1" draw:text-style-name="P2" draw:layer="layout" svg:width="0.769cm" svg:height="0.758cm" svg:x="10.951cm" svg:y="3.218cm">
          <draw:text-box>
            <text:p text:style-name="P1"><text:span text:style-name="T1">2</text:span></text:p>
          </draw:text-box>
        </draw:frame>
        <draw:frame draw:style-name="gr2" draw:text-style-name="P2" draw:layer="layout" svg:width="0.697cm" svg:height="0.645cm" svg:x="6.041cm" svg:y="3.451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8.901cm" svg:y="3.367cm">
          <draw:text-box>
            <text:p text:style-name="P1"><text:span text:style-name="T1">1</text:span></text:p>
          </draw:text-box>
        </draw:frame>
        <draw:frame draw:style-name="gr2" draw:text-style-name="P2" draw:layer="layout" svg:width="0.697cm" svg:height="0.645cm" svg:x="2.425cm" svg:y="3.261cm">
          <draw:text-box>
            <text:p text:style-name="P1"><text:span text:style-name="T1">1</text:span></text:p>
          </draw:text-box>
        </draw:frame>
        <draw:line draw:style-name="gr3" draw:text-style-name="P1" draw:layer="layout" svg:x1="5.143cm" svg:y1="2.731cm" svg:x2="2.553cm" svg:y2="3.857cm">
          <text:p/>
        </draw:line>
        <draw:frame draw:style-name="gr4" draw:text-style-name="P2" draw:layer="layout" svg:width="1.786cm" svg:height="1.59cm" svg:x="1.5cm" svg:y="5.204cm">
          <draw:text-box>
            <text:p text:style-name="P1"><text:span text:style-name="T3"><text:s text:c="4"/></text:span><text:span text:style-name="T3">A</text:span></text:p>
            <text:p text:style-name="P1"><text:span text:style-name="T4"/></text:p>
            <text:p text:style-name="P1"><text:span text:style-name="T1">O <text:s text:c="2"/></text:span></text:p>
            <text:p text:style-name="P1"><text:span text:style-name="T1">суд <text:s/>-а</text:span></text:p>
          </draw:text-box>
        </draw:frame>
        <draw:line draw:style-name="gr3" draw:text-style-name="P1" draw:layer="layout" svg:x1="1.63cm" svg:y1="5.789cm" svg:x2="3.13cm" svg:y2="5.789cm">
          <text:p/>
        </draw:line>
        <draw:line draw:style-name="gr3" draw:text-style-name="P1" draw:layer="layout" svg:x1="2.431cm" svg:y1="6.576cm" svg:x2="2.43cm" svg:y2="5.789cm">
          <text:p/>
        </draw:line>
        <draw:line draw:style-name="gr3" draw:text-style-name="P1" draw:layer="layout" svg:x1="2.63cm" svg:y1="6.789cm" svg:x2="2.41cm" svg:y2="6.577cm">
          <text:p/>
        </draw:line>
        <draw:line draw:style-name="gr3" draw:text-style-name="P1" draw:layer="layout" svg:x1="3.135cm" svg:y1="5.777cm" svg:x2="3.23cm" svg:y2="5.663cm">
          <text:p/>
        </draw:line>
        <draw:line draw:style-name="gr3" draw:text-style-name="P1" draw:layer="layout" svg:x1="1.536cm" svg:y1="5.877cm" svg:x2="1.631cm" svg:y2="5.763cm">
          <text:p/>
        </draw:line>
        <draw:frame draw:style-name="gr4" draw:text-style-name="P2" draw:layer="layout" svg:width="3.821cm" svg:height="1.59cm" svg:x="0cm" svg:y="7.804cm">
          <draw:text-box>
            <text:p text:style-name="P1"><text:span text:style-name="T3"><text:s text:c="3"/></text:span><text:span text:style-name="T3">A</text:span></text:p>
            <text:p text:style-name="P1"><text:span text:style-name="T4"/></text:p>
            <text:p text:style-name="P1"><text:span text:style-name="T1">O <text:s text:c="2"/></text:span></text:p>
            <text:p><text:span text:style-name="T1">Хамовники <text:s/>-ческого</text:span></text:p>
          </draw:text-box>
        </draw:frame>
        <draw:line draw:style-name="gr3" draw:text-style-name="P1" draw:layer="layout" svg:x1="1.33cm" svg:y1="8.389cm" svg:x2="2.83cm" svg:y2="8.389cm">
          <text:p/>
        </draw:line>
        <draw:line draw:style-name="gr3" draw:text-style-name="P1" draw:layer="layout" svg:x1="2.131cm" svg:y1="9.176cm" svg:x2="2.13cm" svg:y2="8.389cm">
          <text:p/>
        </draw:line>
        <draw:line draw:style-name="gr3" draw:text-style-name="P1" draw:layer="layout" svg:x1="2.33cm" svg:y1="9.389cm" svg:x2="2.11cm" svg:y2="9.177cm">
          <text:p/>
        </draw:line>
        <draw:line draw:style-name="gr3" draw:text-style-name="P1" draw:layer="layout" svg:x1="2.835cm" svg:y1="8.377cm" svg:x2="2.93cm" svg:y2="8.263cm">
          <text:p/>
        </draw:line>
        <draw:line draw:style-name="gr3" draw:text-style-name="P1" draw:layer="layout" svg:x1="1.236cm" svg:y1="8.477cm" svg:x2="1.331cm" svg:y2="8.363cm">
          <text:p/>
        </draw:line>
        <draw:line draw:style-name="gr3" draw:text-style-name="P1" draw:layer="layout" svg:x1="2.032cm" svg:y1="7.734cm" svg:x2="2.022cm" svg:y2="6.993cm">
          <text:p/>
        </draw:line>
        <draw:frame draw:style-name="gr5" draw:text-style-name="P2" draw:layer="layout" svg:width="0.697cm" svg:height="0.645cm" svg:x="7.334cm" svg:y="2.083cm">
          <draw:text-box>
            <text:p text:style-name="P1"><text:span text:style-name="T1">и</text:span></text:p>
          </draw:text-box>
        </draw:frame>
        <draw:line draw:style-name="gr3" draw:text-style-name="P1" draw:layer="layout" svg:x1="7.921cm" svg:y1="2.448cm" svg:x2="8.154cm" svg:y2="2.448cm">
          <text:p/>
        </draw:line>
        <draw:frame draw:style-name="gr6" draw:text-style-name="P2" draw:layer="layout" svg:width="0.578cm" svg:height="0.685cm" svg:x="7.401cm" svg:y="1.667cm">
          <draw:text-box>
            <text:p text:style-name="P1"><text:span text:style-name="T1">j</text:span></text:p>
          </draw:text-box>
        </draw:frame>
        <draw:line draw:style-name="gr3" draw:text-style-name="P1" draw:layer="layout" svg:x1="7.222cm" svg:y1="2.448cm" svg:x2="7.455cm" svg:y2="2.448cm">
          <text:p/>
        </draw:line>
        <draw:frame draw:style-name="gr1" draw:text-style-name="P2" draw:layer="layout" svg:width="2.034cm" svg:height="0.758cm" svg:x="8.029cm" svg:y="2.128cm">
          <draw:text-box>
            <text:p text:style-name="P1"><text:span text:style-name="T1">не имеют</text:span></text:p>
          </draw:text-box>
        </draw:frame>
        <draw:frame draw:style-name="gr7" draw:text-style-name="P2" draw:layer="layout" svg:width="0.735cm" svg:height="0.645cm" svg:x="4.479cm" svg:y="3.229cm">
          <draw:text-box>
            <text:p text:style-name="P1"><text:span text:style-name="T1">E</text:span></text:p>
          </draw:text-box>
        </draw:frame>
        <draw:line draw:style-name="gr3" draw:text-style-name="P1" draw:layer="layout" svg:x1="4.826cm" svg:y1="3.302cm" svg:x2="5.122cm" svg:y2="2.749cm">
          <text:p/>
        </draw:line>
        <draw:frame draw:style-name="gr7" draw:text-style-name="P2" draw:layer="layout" svg:width="1.874cm" svg:height="0.645cm" svg:x="3.98cm" svg:y="3.53cm">
          <draw:text-box>
            <text:p text:style-name="P1"><text:span text:style-name="T1">пока что</text:span></text:p>
          </draw:text-box>
        </draw:frame>
        <draw:frame draw:style-name="gr8" draw:text-style-name="P2" draw:layer="layout" svg:width="0.777cm" svg:height="0.645cm" svg:x="6.271cm" svg:y="4.382cm">
          <draw:text-box>
            <text:p text:style-name="P1"><text:span text:style-name="T1">O</text:span></text:p>
          </draw:text-box>
        </draw:frame>
        <draw:line draw:style-name="gr3" draw:text-style-name="P1" draw:layer="layout" svg:x1="6.646cm" svg:y1="4.445cm" svg:x2="5.143cm" svg:y2="2.731cm">
          <text:p/>
        </draw:line>
        <draw:frame draw:style-name="gr9" draw:text-style-name="P5" draw:layer="layout" svg:width="1.967cm" svg:height="1.039cm" svg:x="1.542cm" svg:y="3.777cm">
          <draw:text-box>
            <text:p text:style-name="P1"><text:span text:style-name="T1">O</text:span></text:p>
            <text:p text:style-name="P1"><text:span text:style-name="T1">приговор</text:span></text:p>
          </draw:text-box>
        </draw:frame>
        <draw:line draw:style-name="gr3" draw:text-style-name="P1" draw:layer="layout" svg:x1="2.483cm" svg:y1="5.318cm" svg:x2="2.475cm" svg:y2="4.781cm">
          <text:p/>
        </draw:line>
        <draw:frame draw:style-name="gr8" draw:text-style-name="P2" draw:layer="layout" svg:width="2.267cm" svg:height="0.645cm" svg:x="5.672cm" svg:y="4.683cm">
          <draw:text-box>
            <text:p text:style-name="P1"><text:span text:style-name="T1">измерение</text:span></text:p>
          </draw:text-box>
        </draw:frame>
        <draw:frame draw:style-name="gr10" draw:text-style-name="P2" draw:layer="layout" svg:width="2.03cm" svg:height="0.645cm" svg:x="3.751cm" svg:y="6.578cm">
          <draw:text-box>
            <text:p text:style-name="P1"><text:span text:style-name="T1">правовое</text:span></text:p>
          </draw:text-box>
        </draw:frame>
        <draw:line draw:style-name="gr3" draw:text-style-name="P1" draw:layer="layout" svg:x1="4.717cm" svg:y1="6.397cm" svg:x2="6.561cm" svg:y2="5.249cm">
          <text:p/>
        </draw:line>
        <draw:frame draw:style-name="gr10" draw:text-style-name="P2" draw:layer="layout" svg:width="0.735cm" svg:height="0.645cm" svg:x="6.218cm" svg:y="7.135cm">
          <draw:text-box>
            <text:p text:style-name="P1"><text:span text:style-name="T1">A</text:span></text:p>
          </draw:text-box>
        </draw:frame>
        <draw:line draw:style-name="gr3" draw:text-style-name="P1" draw:layer="layout" svg:x1="6.584cm" svg:y1="7.254cm" svg:x2="6.561cm" svg:y2="5.249cm">
          <text:p/>
        </draw:line>
        <draw:frame draw:style-name="gr10" draw:text-style-name="P2" draw:layer="layout" svg:width="0.735cm" svg:height="0.645cm" svg:x="4.314cm" svg:y="6.226cm">
          <draw:text-box>
            <text:p text:style-name="P1"><text:span text:style-name="T1">A</text:span></text:p>
          </draw:text-box>
        </draw:frame>
        <draw:line draw:style-name="gr3" draw:text-style-name="P1" draw:layer="layout" svg:x1="6.6cm" svg:y1="8.451cm" svg:x2="6.599cm" svg:y2="7.664cm">
          <text:p/>
        </draw:line>
        <draw:line draw:style-name="gr3" draw:text-style-name="P1" draw:layer="layout" svg:x1="6.599cm" svg:y1="8.452cm" svg:x2="6.379cm" svg:y2="8.664cm">
          <text:p/>
        </draw:line>
        <draw:line draw:style-name="gr3" draw:text-style-name="P1" draw:layer="layout" svg:x1="5.798cm" svg:y1="7.664cm" svg:x2="7.298cm" svg:y2="7.664cm">
          <text:p/>
        </draw:line>
        <draw:line draw:style-name="gr3" draw:text-style-name="P1" draw:layer="layout" svg:x1="7.298cm" svg:y1="7.665cm" svg:x2="7.393cm" svg:y2="7.551cm">
          <text:p/>
        </draw:line>
        <draw:line draw:style-name="gr3" draw:text-style-name="P1" draw:layer="layout" svg:x1="5.707cm" svg:y1="7.777cm" svg:x2="5.802cm" svg:y2="7.663cm">
          <text:p/>
        </draw:line>
        <draw:frame draw:style-name="gr5" draw:text-style-name="P2" draw:layer="layout" svg:width="2.466cm" svg:height="0.645cm" svg:x="6.464cm" svg:y="8.012cm">
          <draw:text-box>
            <text:p text:style-name="P1"><text:span text:style-name="T1">государство</text:span></text:p>
          </draw:text-box>
        </draw:frame>
        <draw:frame draw:style-name="gr11" draw:text-style-name="P7" draw:layer="layout" svg:width="0.815cm" svg:height="0.645cm" svg:x="5.951cm" svg:y="7.998cm">
          <draw:text-box>
            <text:p text:style-name="P6"><text:span text:style-name="T1">-е</text:span></text:p>
          </draw:text-box>
        </draw:frame>
        <draw:frame draw:style-name="gr12" draw:text-style-name="P2" draw:layer="layout" svg:width="0.777cm" svg:height="0.645cm" svg:x="6.476cm" svg:y="7.677cm">
          <draw:text-box>
            <text:p text:style-name="P1"><text:span text:style-name="T1">O</text:span></text:p>
          </draw:text-box>
        </draw:frame>
        <draw:frame draw:style-name="gr11" draw:text-style-name="P7" draw:layer="layout" svg:width="0.688cm" svg:height="0.645cm" svg:x="6.052cm" svg:y="7.699cm">
          <draw:text-box>
            <text:p text:style-name="P6"><text:span text:style-name="T1">в</text:span></text:p>
          </draw:text-box>
        </draw:frame>
        <draw:frame draw:style-name="gr10" draw:text-style-name="P2" draw:layer="layout" svg:width="0.735cm" svg:height="0.645cm" svg:x="6.556cm" svg:y="8.913cm">
          <draw:text-box>
            <text:p text:style-name="P1"><text:span text:style-name="T1">A</text:span></text:p>
          </draw:text-box>
        </draw:frame>
        <draw:line draw:style-name="gr3" draw:text-style-name="P1" draw:layer="layout" svg:x1="6.922cm" svg:y1="9.032cm" svg:x2="6.914cm" svg:y2="8.495cm">
          <text:p/>
        </draw:line>
        <draw:frame draw:style-name="gr10" draw:text-style-name="P2" draw:layer="layout" svg:width="2.407cm" svg:height="0.645cm" svg:x="5.757cm" svg:y="9.214cm">
          <draw:text-box>
            <text:p text:style-name="P1"><text:span text:style-name="T1">российском</text:span></text:p>
          </draw:text-box>
        </draw:frame>
        <draw:frame draw:style-name="gr8" draw:text-style-name="P2" draw:layer="layout" svg:width="0.777cm" svg:height="0.645cm" svg:x="9.055cm" svg:y="4.059cm">
          <draw:text-box>
            <text:p text:style-name="P1"><text:span text:style-name="T1">O</text:span></text:p>
          </draw:text-box>
        </draw:frame>
        <draw:line draw:style-name="gr3" draw:text-style-name="P1" draw:layer="layout" svg:x1="9.469cm" svg:y1="4.203cm" svg:x2="9.313cm" svg:y2="2.667cm">
          <text:p/>
        </draw:line>
        <draw:frame draw:style-name="gr8" draw:text-style-name="P2" draw:layer="layout" svg:width="0.777cm" svg:height="0.645cm" svg:x="11.658cm" svg:y="4.032cm">
          <draw:text-box>
            <text:p text:style-name="P1"><text:span text:style-name="T1">O</text:span></text:p>
          </draw:text-box>
        </draw:frame>
        <draw:line draw:style-name="gr3" draw:text-style-name="P1" draw:layer="layout" svg:x1="12.072cm" svg:y1="4.176cm" svg:x2="9.313cm" svg:y2="2.688cm">
          <text:p/>
        </draw:line>
        <draw:frame draw:style-name="gr8" draw:text-style-name="P2" draw:layer="layout" svg:width="2.644cm" svg:height="0.645cm" svg:x="8.156cm" svg:y="4.36cm">
          <draw:text-box>
            <text:p text:style-name="P1"><text:span text:style-name="T1">рассуждения</text:span></text:p>
          </draw:text-box>
        </draw:frame>
        <draw:frame draw:style-name="gr8" draw:text-style-name="P2" draw:layer="layout" svg:width="1.751cm" svg:height="0.645cm" svg:x="11.259cm" svg:y="4.333cm">
          <draw:text-box>
            <text:p text:style-name="P1"><text:span text:style-name="T1">смысла</text:span></text:p>
          </draw:text-box>
        </draw:frame>
        <draw:frame draw:style-name="gr10" draw:text-style-name="P2" draw:layer="layout" svg:width="0.735cm" svg:height="0.645cm" svg:x="9.054cm" svg:y="5.442cm">
          <draw:text-box>
            <text:p text:style-name="P1"><text:span text:style-name="T1">A</text:span></text:p>
          </draw:text-box>
        </draw:frame>
        <draw:line draw:style-name="gr3" draw:text-style-name="P1" draw:layer="layout" svg:x1="9.42cm" svg:y1="5.561cm" svg:x2="9.412cm" svg:y2="5.024cm">
          <text:p/>
        </draw:line>
        <draw:frame draw:style-name="gr10" draw:text-style-name="P2" draw:layer="layout" svg:width="1.789cm" svg:height="0.645cm" svg:x="8.555cm" svg:y="5.743cm">
          <draw:text-box>
            <text:p text:style-name="P1"><text:span text:style-name="T1">никакие</text:span></text:p>
          </draw:text-box>
        </draw:frame>
        <draw:frame draw:style-name="gr10" draw:text-style-name="P2" draw:layer="layout" svg:width="0.735cm" svg:height="0.645cm" svg:x="11.53cm" svg:y="5.653cm">
          <draw:text-box>
            <text:p text:style-name="P1"><text:span text:style-name="T1">A</text:span></text:p>
          </draw:text-box>
        </draw:frame>
        <draw:line draw:style-name="gr3" draw:text-style-name="P1" draw:layer="layout" svg:x1="11.896cm" svg:y1="5.772cm" svg:x2="9.419cm" svg:y2="5.038cm">
          <text:p/>
        </draw:line>
        <draw:line draw:style-name="gr3" draw:text-style-name="P1" draw:layer="layout" svg:x1="11.913cm" svg:y1="6.948cm" svg:x2="11.912cm" svg:y2="6.161cm">
          <text:p/>
        </draw:line>
        <draw:line draw:style-name="gr3" draw:text-style-name="P1" draw:layer="layout" svg:x1="11.912cm" svg:y1="6.949cm" svg:x2="11.692cm" svg:y2="7.161cm">
          <text:p/>
        </draw:line>
        <draw:line draw:style-name="gr3" draw:text-style-name="P1" draw:layer="layout" svg:x1="11.111cm" svg:y1="6.161cm" svg:x2="12.611cm" svg:y2="6.161cm">
          <text:p/>
        </draw:line>
        <draw:line draw:style-name="gr3" draw:text-style-name="P1" draw:layer="layout" svg:x1="12.611cm" svg:y1="6.162cm" svg:x2="12.706cm" svg:y2="6.048cm">
          <text:p/>
        </draw:line>
        <draw:line draw:style-name="gr3" draw:text-style-name="P1" draw:layer="layout" svg:x1="11.02cm" svg:y1="6.274cm" svg:x2="11.115cm" svg:y2="6.16cm">
          <text:p/>
        </draw:line>
        <draw:frame draw:style-name="gr5" draw:text-style-name="P2" draw:layer="layout" svg:width="1.933cm" svg:height="0.645cm" svg:x="11.777cm" svg:y="6.509cm">
          <draw:text-box>
            <text:p text:style-name="P1"><text:span text:style-name="T1">термины</text:span></text:p>
          </draw:text-box>
        </draw:frame>
        <draw:frame draw:style-name="gr11" draw:text-style-name="P7" draw:layer="layout" svg:width="0.993cm" svg:height="0.645cm" svg:x="11.064cm" svg:y="6.495cm">
          <draw:text-box>
            <text:p text:style-name="P6"><text:span text:style-name="T1">-ах</text:span></text:p>
          </draw:text-box>
        </draw:frame>
        <draw:frame draw:style-name="gr12" draw:text-style-name="P2" draw:layer="layout" svg:width="0.777cm" svg:height="0.645cm" svg:x="11.789cm" svg:y="6.174cm">
          <draw:text-box>
            <text:p text:style-name="P1"><text:span text:style-name="T1">O</text:span></text:p>
          </draw:text-box>
        </draw:frame>
        <draw:frame draw:style-name="gr11" draw:text-style-name="P7" draw:layer="layout" svg:width="0.688cm" svg:height="0.645cm" svg:x="11.265cm" svg:y="6.196cm">
          <draw:text-box>
            <text:p text:style-name="P6"><text:span text:style-name="T1">в</text:span></text:p>
          </draw:text-box>
        </draw:frame>
        <draw:frame draw:style-name="gr10" draw:text-style-name="P2" draw:layer="layout" svg:width="0.735cm" svg:height="0.645cm" svg:x="11.848cm" svg:y="7.452cm">
          <draw:text-box>
            <text:p text:style-name="P1"><text:span text:style-name="T1">A</text:span></text:p>
          </draw:text-box>
        </draw:frame>
        <draw:line draw:style-name="gr3" draw:text-style-name="P1" draw:layer="layout" svg:x1="12.214cm" svg:y1="7.571cm" svg:x2="12.206cm" svg:y2="7.034cm">
          <text:p/>
        </draw:line>
        <draw:line draw:style-name="gr3" draw:text-style-name="P1" draw:layer="layout" svg:x1="11.365cm" svg:y1="7.978cm" svg:x2="12.865cm" svg:y2="7.978cm">
          <text:p/>
        </draw:line>
        <draw:line draw:style-name="gr3" draw:text-style-name="P1" draw:layer="layout" svg:x1="12.166cm" svg:y1="8.765cm" svg:x2="12.165cm" svg:y2="7.978cm">
          <text:p/>
        </draw:line>
        <draw:line draw:style-name="gr3" draw:text-style-name="P1" draw:layer="layout" svg:x1="12.385cm" svg:y1="8.978cm" svg:x2="12.165cm" svg:y2="8.766cm">
          <text:p/>
        </draw:line>
        <draw:line draw:style-name="gr3" draw:text-style-name="P1" draw:layer="layout" svg:x1="12.865cm" svg:y1="7.979cm" svg:x2="12.96cm" svg:y2="7.865cm">
          <text:p/>
        </draw:line>
        <draw:line draw:style-name="gr3" draw:text-style-name="P1" draw:layer="layout" svg:x1="11.274cm" svg:y1="8.091cm" svg:x2="11.369cm" svg:y2="7.977cm">
          <text:p/>
        </draw:line>
        <draw:frame draw:style-name="gr13" draw:text-style-name="P2" draw:layer="layout" svg:width="1.459cm" svg:height="0.645cm" svg:x="10.901cm" svg:y="8.403cm">
          <draw:text-box>
            <text:p text:style-name="P1"><text:span text:style-name="T1">право</text:span></text:p>
          </draw:text-box>
        </draw:frame>
        <draw:frame draw:style-name="gr14" draw:text-style-name="P7" draw:layer="layout" svg:width="0.815cm" svg:height="0.645cm" svg:x="12.074cm" svg:y="8.359cm">
          <draw:text-box>
            <text:p text:style-name="P6"><text:span text:style-name="T1">-а</text:span></text:p>
          </draw:text-box>
        </draw:frame>
        <draw:frame draw:style-name="gr15" draw:text-style-name="P2" draw:layer="layout" svg:width="0.777cm" svg:height="0.645cm" svg:x="11.529cm" svg:y="8.017cm">
          <draw:text-box>
            <text:p text:style-name="P1"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17:40:01</dc:date>
    <dc:creator>artur </dc:creator>
    <meta:editing-duration>PT23H18M56S</meta:editing-duration>
    <meta:editing-cycles>6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0"/>
  </office:meta>
</office:document-meta>
</file>